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in"/>
      </style:section-properties>
    </style:style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7" style:parent-style-name="Normal" style:list-style-name="LFO1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Titre du TP</text:p>
      <text:p text:style-name="P4"><text:span text:style-name="T5">Nom et prénom des étudiants</text:span></text:p>
      <text:p text:style-name="Normal"/>
      <text:section text:name="Sect1" text:style-name="S1">
        <text:soft-page-break/>
        <text:p text:style-name="Normal"><text:span text:style-name="T6">Exercice 1 :</text:span></text:p>
        <text:list text:style-name="LFO1" text:continue-numbering="true">
          <text:list-item>
            <text:p text:style-name="P7">Réponse 1</text:p>
          </text:list-item>
        </text:list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in" fo:margin-left="0.65in" fo:margin-bottom="0.3in" fo:margin-right="0.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4in"/>
      </style:footer-style>
    </style:page-layout>
    <style:style style:name="P2" style:parent-style-name="Normal" style:family="paragraph">
      <style:paragraph-properties fo:margin-right="0.25in"/>
    </style:style>
    <style:style style:name="P3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d Ahmed</meta:initial-creator>
    <dc:creator>Sid Ahmed</dc:creator>
    <meta:creation-date>2022-01-05T00:31:00Z</meta:creation-date>
    <dc:date>2022-01-05T00:33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0" meta:character-count="65" meta:row-count="1" meta:non-whitespace-character-count="56"/>
  </office:meta>
</office:document-meta>
</file>